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50.18mm"/>
    </style:style>
    <style:style style:name="co4" style:family="table-column">
      <style:table-column-properties fo:break-before="auto" style:column-width="47.08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54.56mm"/>
    </style:style>
    <style:style style:name="co7" style:family="table-column">
      <style:table-column-properties fo:break-before="auto" style:column-width="48.95mm"/>
    </style:style>
    <style:style style:name="co8" style:family="table-column">
      <style:table-column-properties fo:break-before="auto" style:column-width="48.63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style:font-name="Arial" fo:font-size="16pt" style:font-name-asian="SimSun" style:font-size-asian="16pt" style:font-name-complex="Lucida Sans" style:font-size-complex="16pt"/>
    </style:style>
    <style:style style:name="ce14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8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5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6" office:value-type="float" office:value="2.5" calcext:value-type="float">
            <text:p>2.5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5*SUMPRODUCT([.B14:.B19];[.F5:.F10])+SUMPRODUCT([.B14:.B19];[.G5:.G10])+SUMPRODUCT([.B14:.B19];[.J5:.J10])" office:value-type="float" office:value="25.6666666666667" calcext:value-type="float">
            <text:p>25.66666666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4" office:value-type="string" calcext:value-type="string">
            <text:p>&gt;=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4" table:formula="of:=SUMPRODUCT([.B14:.B19];[.E5:.E10])" office:value-type="float" office:value="7" calcext:value-type="float">
            <text:p>7</text:p>
          </table:table-cell>
          <table:table-cell table:style-name="ce14" office:value-type="string" calcext:value-type="string">
            <text:p>&gt;=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4" table:formula="of:=SUMPRODUCT([.B14:.B19];[.H5:.H10])" office:value-type="float" office:value="10.5" calcext:value-type="float">
            <text:p>10.5</text:p>
          </table:table-cell>
          <table:table-cell table:style-name="ce14" office:value-type="string" calcext:value-type="string">
            <text:p>&gt;=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4" table:formula="of:=SUMPRODUCT([.B14:.B19];[.I5:.I10])" office:value-type="float" office:value="7" calcext:value-type="float">
            <text:p>7</text:p>
          </table:table-cell>
          <table:table-cell table:style-name="ce14" office:value-type="string" calcext:value-type="string">
            <text:p>&gt;=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4" table:formula="of:=SUMPRODUCT([.B14:.B19];[.F5:.F10])" office:value-type="float" office:value="0" calcext:value-type="float">
            <text:p>0</text:p>
          </table:table-cell>
          <table:table-cell table:style-name="ce14" office:value-type="string" calcext:value-type="string">
            <text:p>&lt;=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1:05:00.087280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06-21T23:26:31.809960835</dc:date>
    <meta:editing-duration>P3DT1H20M41S</meta:editing-duration>
    <meta:editing-cycles>15</meta:editing-cycles>
    <meta:generator>LibreOffice/5.1.2.2$Linux_X86_64 LibreOffice_project/10m0$Build-2</meta:generator>
    <meta:document-statistic meta:table-count="3" meta:cell-count="113" meta:object-count="0"/>
  </office:meta>
</office:document-meta>
</file>